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f4d14" officeooo:paragraph-rsid="000f4d14"/>
    </style:style>
    <style:style style:name="P2" style:family="paragraph" style:parent-style-name="Standard" style:list-style-name="L1">
      <style:text-properties fo:language="ru" fo:country="RU" officeooo:rsid="000f4d14" officeooo:paragraph-rsid="000f4d1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1a4aa"/>
    </style:style>
    <style:style style:name="T3" style:family="text">
      <style:text-properties fo:language="en" fo:country="US" officeooo:rsid="001388c6"/>
    </style:style>
    <style:style style:name="T4" style:family="text">
      <style:text-properties officeooo:rsid="0010eaf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чи</text:p>
      <text:list xml:id="list3446506418186632409" text:style-name="L1">
        <text:list-item>
          <text:p text:style-name="P2">Случайный порядок вопросов в тесте<text:span text:style-name="T4">+</text:span></text:p>
        </text:list-item>
        <text:list-item>
          <text:p text:style-name="P2">Вывод подробной информации о тесте<text:span text:style-name="T4">+</text:span></text:p>
        </text:list-item>
        <text:list-item>
          <text:p text:style-name="P2">Печать в файл информации<text:span text:style-name="T3">+</text:span></text:p>
        </text:list-item>
        <text:list-item>
          <text:p text:style-name="P2">Критерий оценок<text:span text:style-name="T4">+</text:span></text:p>
        </text:list-item>
        <text:list-item>
          <text:p text:style-name="P2">Сохранение теста в файл <text:span text:style-name="T1">XML</text:span><text:span text:style-name="T2">+</text:span></text:p>
        </text:list-item>
        <text:list-item>
          <text:p text:style-name="P2">Загрузка теста из файла <text:span text:style-name="T1">XML</text:span><text:span text:style-name="T2">+</text:span></text:p>
        </text:list-item>
        <text:list-item>
          <text:p text:style-name="P2">Редактирование тест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ексей  Овчаров</meta:initial-creator>
    <meta:creation-date>2015-08-16T15:02:40.389000000</meta:creation-date>
    <dc:date>2015-08-23T17:39:57.902000000</dc:date>
    <dc:creator>Алексей  Овчаров</dc:creator>
    <meta:editing-duration>PT3H58M54S</meta:editing-duration>
    <meta:editing-cycles>4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8" meta:word-count="36" meta:character-count="207" meta:non-whitespace-character-count="186"/>
  </office:meta>
</office:document-meta>
</file>